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0.06275" calcext:value-type="float">
            <text:p>0,06275</text:p>
          </table:table-cell>
          <table:table-cell office:value-type="float" office:value="0.1885" calcext:value-type="float">
            <text:p>0,1885</text:p>
          </table:table-cell>
          <table:table-cell office:value-type="float" office:value="0.06275" calcext:value-type="float">
            <text:p>0,06275</text:p>
          </table:table-cell>
          <table:table-cell/>
          <table:table-cell table:formula="of:=SQRT([.A1]*[.A1]+[.B1]*[.B1]+[.C1]*[.C1])" office:value-type="float" office:value="0.208344366374519" calcext:value-type="float">
            <text:p>0,2083443664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heta</text:p>
          </table:table-cell>
        </table:table-row>
        <table:table-row table:style-name="ro1">
          <table:table-cell table:number-columns-repeated="4"/>
          <table:table-cell table:formula="of:=ATAN([.B1]/[.A1])" office:value-type="float" office:value="1.2494437031373" calcext:value-type="float">
            <text:p>1,249443703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fi</text:p>
          </table:table-cell>
        </table:table-row>
        <table:table-row table:style-name="ro1">
          <table:table-cell table:number-columns-repeated="4"/>
          <table:table-cell table:formula="of:=ASIN([.C1]/[.E1])" office:value-type="float" office:value="0.305934118044174" calcext:value-type="float">
            <text:p>0,305934118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 0.0925/2 + 1.9 + 0.055/2" office:value-type="float" office:value="1.97375" calcext:value-type="float">
            <text:p>1,97375</text:p>
          </table:table-cell>
          <table:table-cell/>
          <table:table-cell table:formula="of:=SQRT([.A12]*[.A12]+[.B12]*[.B12]+[.C12]*[.C12])" office:value-type="float" office:value="1.97375" calcext:value-type="float">
            <text:p>1,9737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heta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fi</text:p>
          </table:table-cell>
        </table:table-row>
        <table:table-row table:style-name="ro1">
          <table:table-cell table:number-columns-repeated="4"/>
          <table:table-cell table:formula="of:=ASIN(1)" office:value-type="float" office:value="1.5707963267949" calcext:value-type="float">
            <text:p>1,57079632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1">00.00.0000</text:date>, <text:time style:data-style-name="N2" text:time-value="17:38:29.9242196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1T12:13:23.217178295</meta:creation-date>
    <dc:date>2017-06-11T17:46:13.681331876</dc:date>
    <meta:editing-duration>PT34M15S</meta:editing-duration>
    <meta:editing-cycles>4</meta:editing-cycles>
    <meta:generator>LibreOffice/5.1.6.2$Linux_X86_64 LibreOffice_project/10m0$Build-2</meta:generator>
    <meta:document-statistic meta:table-count="1" meta:cell-count="16" meta:object-count="0"/>
  </office:meta>
</office:document-meta>
</file>